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3e554"/>
    </style:style>
    <style:style style:name="P3" style:family="paragraph" style:parent-style-name="Standard">
      <style:paragraph-properties fo:text-align="justify" style:justify-single-word="false"/>
      <style:text-properties officeooo:paragraph-rsid="0015954c"/>
    </style:style>
    <style:style style:name="P4" style:family="paragraph" style:parent-style-name="Standard">
      <style:paragraph-properties fo:text-align="justify" style:justify-single-word="false"/>
      <style:text-properties officeooo:paragraph-rsid="0016b7fa"/>
    </style:style>
    <style:style style:name="P5" style:family="paragraph" style:parent-style-name="Standard">
      <style:paragraph-properties fo:text-align="justify" style:justify-single-word="false"/>
      <style:text-properties fo:color="#365f91" style:font-name="Cambria" fo:font-size="14pt" fo:font-weight="bold" style:font-name-asian="F" style:font-size-asian="14pt" style:font-weight-asian="bold" style:font-name-complex="F" style:font-size-complex="14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officeooo:rsid="0013e554" officeooo:paragraph-rsid="0013e554"/>
    </style:style>
    <style:style style:name="P8" style:family="paragraph" style:parent-style-name="Standard">
      <style:paragraph-properties fo:text-align="justify" style:justify-single-word="false"/>
      <style:text-properties officeooo:rsid="0013e554" officeooo:paragraph-rsid="0016b7fa"/>
    </style:style>
    <style:style style:name="P9" style:family="paragraph" style:parent-style-name="Standard">
      <style:paragraph-properties fo:margin-top="0cm" fo:margin-bottom="0.353cm" loext:contextual-spacing="true" fo:text-align="justify" style:justify-single-word="false"/>
    </style:style>
    <style:style style:name="P10" style:family="paragraph" style:parent-style-name="Heading_20_2">
      <style:text-properties officeooo:paragraph-rsid="0016b7fa"/>
    </style:style>
    <style:style style:name="P11" style:family="paragraph" style:parent-style-name="Heading_20_1">
      <style:paragraph-properties fo:text-align="justify" style:justify-single-word="false"/>
      <style:text-properties officeooo:paragraph-rsid="0015954c"/>
    </style:style>
    <style:style style:name="P12" style:family="paragraph" style:parent-style-name="Heading_20_1">
      <style:paragraph-properties fo:break-before="page"/>
      <style:text-properties officeooo:paragraph-rsid="0013e554"/>
    </style:style>
    <style:style style:name="P13" style:family="paragraph" style:parent-style-name="Title">
      <style:paragraph-properties fo:break-before="page"/>
    </style:style>
    <style:style style:name="P14" style:family="paragraph" style:parent-style-name="Title" style:master-page-name="Standard">
      <style:paragraph-properties style:page-number="auto"/>
    </style:style>
    <style:style style:name="T1" style:family="text">
      <style:text-properties fo:font-weight="bold" style:font-weight-asian="bold"/>
    </style:style>
    <style:style style:name="T2" style:family="text">
      <style:text-properties fo:font-weight="bold" officeooo:rsid="0013e554" style:font-weight-asian="bold"/>
    </style:style>
    <style:style style:name="T3" style:family="text">
      <style:text-properties fo:font-weight="bold" officeooo:rsid="0015954c" style:font-weight-asian="bold"/>
    </style:style>
    <style:style style:name="T4" style:family="text">
      <style:text-properties fo:font-weight="bold" officeooo:rsid="0016b7fa" style:font-weight-asian="bold"/>
    </style:style>
    <style:style style:name="T5" style:family="text">
      <style:text-properties fo:font-style="italic" style:font-style-asian="italic"/>
    </style:style>
    <style:style style:name="T6" style:family="text">
      <style:text-properties fo:font-style="italic" style:font-style-asian="italic" fo:background-color="#ffff00"/>
    </style:style>
    <style:style style:name="T7" style:family="text">
      <style:text-properties fo:color="#7030a0" fo:font-weight="bold" style:font-weight-asian="bold"/>
    </style:style>
    <style:style style:name="T8" style:family="text">
      <style:text-properties officeooo:rsid="0012583b"/>
    </style:style>
    <style:style style:name="T9" style:family="text">
      <style:text-properties officeooo:rsid="0013e554"/>
    </style:style>
    <style:style style:name="T10" style:family="text">
      <style:text-properties officeooo:rsid="0015954c"/>
    </style:style>
    <style:style style:name="T11" style:family="text">
      <style:text-properties officeooo:rsid="0016b7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ccueil</text:p>
      <text:p text:style-name="P1"/>
      <text:p text:style-name="P1">Bienvenue sur le site de l’Ost Pourpre ! <text:s/></text:p>
      <text:p text:style-name="P1">Créée en octobre 2007 sur le serveur Confrérie du Thorium, l’Ost Pourpre est une guilde roleplay dont l’objectif est la reconquête de Lordaeron<text:bookmark-start text:name="__DdeLink__603_1167702120"/> et de l’ensemble des royaumes du Nord. En jeu, vous pouvez nous retrouver à la Main de Tyr, dans les Maleterres de l’Est, un endroit que nous avons baptisé, non sans symbolique, le « Beffroi du Nord ».</text:p>
      <text:p text:style-name="P1">Sur ce site, vous pourrez découvrir notre organisation, les fiches personnages de nos membres, le plan de notre quartier général, nos ambassades et, bien entendu, notre actualité !</text:p>
      <text:p text:style-name="P1">Vous aurez également accès à notre forum, sur lequel nous avons pris l’habitude de rassembler tous nos échanges sur les parties de jeu de rôle en cours et de mettre au point nos futurs évènements – sans oublier, évidemment, les actes de candidature !</text:p>
      <text:p text:style-name="P1">Au plaisir de vous retrouver prochainement, en jeu ou sur notre forum.<text:bookmark-end text:name="__DdeLink__603_1167702120"/></text:p>
      <text:p text:style-name="P1"/>
      <text:p text:style-name="P5"/>
      <text:p text:style-name="P13">Qui sommes-nous ?</text:p>
      <text:p text:style-name="P1"/>
      <text:p text:style-name="P1"><text:span text:style-name="T8">&lt;p&gt;</text:span>Pour ceux, futurs candidats, éventuels alliés ou simples curieux, qui s'interrogent sur l'Ost Pourpre, voici en quelques mots ce que nous sommes :<text:span text:style-name="T8">&lt;/p&gt;</text:span></text:p>
      <text:p text:style-name="P1"><text:span text:style-name="T2">&lt;h2&gt;</text:span><text:span text:style-name="T1">Principes</text:span><text:span text:style-name="T2">&lt;/h2&gt;</text:span></text:p>
      <text:p text:style-name="P2"><text:span text:style-name="T9">&lt;p&gt;</text:span>L'Ost Pourpre, créée en octobre 2007, est une guilde résolument « roleplay », dont le principal intérêt dans le jeu est donc <text:span text:style-name="T9">&lt;strong&gt;</text:span><text:span text:style-name="T1">la pratique du jeu de rôle</text:span><text:span text:style-name="T2">&lt;/strong&gt;</text:span>. C'est-à-dire qu'elle ne se contente pas de glisser quelques postures rôlistes dans un ensemble qui ne l'est pas, mais prend l’ensemble du jeu sous cet angle.<text:span text:style-name="T9">&lt;/p&gt;</text:span></text:p>
      <text:p text:style-name="P2"><text:span text:style-name="T9">&lt;p&gt;</text:span>Cas particulier mis à part, son canal de guilde et ses échanges de personne à personne se font en roleplay. Cela signifie purement et simplement que ses joueurs respectent la charte (jdr) du serveur où elle réside, la Confrérie du Thorium, qu'ils respectent le background du monde où elle se trouve et, évidemment, son propre background. Les histoires et récits de chaque personne se prêtant au jeu seront accueillis et intégrés dans sa propre histoire.<text:span text:style-name="T9">&lt;/p&gt;</text:span></text:p>
      <text:p text:style-name="P2"><text:span text:style-name="T2">&lt;h2&gt;</text:span><text:span text:style-name="T1">Background</text:span><text:span text:style-name="T2">&lt;/h2&gt;</text:span></text:p>
      <text:p text:style-name="P2"><text:span text:style-name="T9">&lt;p&gt;</text:span>Depuis sa fondation, l'Ost Pourpre a pour objet <text:span text:style-name="T9">&lt;strong&gt;</text:span><text:span text:style-name="T1">la reconquête du royaume de Lordaeron</text:span><text:span text:style-name="T2">&lt;/strong&gt;</text:span> sur les êtres immondes qui l'ont conquis : Fléau et Réprouvés. Ses soldats n’ont de cesse de redonner leur éclat à Caer Darrow, Stratholme et, bien entendu, Lordaeron, d'où Sylvanas doit être chassée. Son ambition originelle était de <text:span text:style-name="T9">&lt;strong&gt;</text:span><text:span text:style-name="T1">remettre la légitime dynastie royale sur le trône</text:span><text:span text:style-name="T2">&lt;/strong&gt;</text:span> de Lordaeron.<text:span text:style-name="T9">&lt;/p&gt;</text:span></text:p>
      <text:p text:style-name="P2"><text:span text:style-name="T9">&lt;p&gt;</text:span>Avec le temps, les évolutions du monde ont conduit l’Ost à amplifier ses actions. Le Fléau étant éliminé, ses attaques se sont orientées uniquement sur les Réprouvés, dans le but de sauver ce qui pouvait l’être de la civilisation des Hommes du Nord. C’est ainsi que, peu de temps après le Cataclysme, l’Ost Pourpre a mis sur pied une initiative, <text:span text:style-name="T9">&lt;strong&gt;</text:span><text:span text:style-name="T1">le Conseil des Fils du Nord</text:span><text:span text:style-name="T2">&lt;/strong&gt;</text:span>, qui vise à regrouper, au-delà des guildes et des individus, tous ceux qui ont pour ambition la survie de l’espèce humaine dans les terres attaquées par les séides de Sylvanas. Lordaeron, Gilneas, Stromgarde et Alterac, les royaumes issus de l’ancienne Arathor, sont désormais l’objet de son combat.<text:span text:style-name="T9">&lt;/p&gt;</text:span></text:p>
      <text:p text:style-name="P2"><text:span text:style-name="T9">&lt;p&gt;</text:span>Désormais, avec la chute de Fossoyeuse, l’Ost Pourpre est solidement implantée dans la région depuis le Beffroi du Nord, solide forteresse d’où se déploie une double ambition : <text:span text:style-name="T9">&lt;strong&gt;</text:span><text:span text:style-name="T1">recoloniser la région et, à terme, reconstituer l'Empire d'Arathor</text:span>.<text:span text:style-name="T2">&lt;/strong&gt;</text:span><text:span text:style-name="T9">&lt;/p&gt;</text:span></text:p>
      <text:p text:style-name="P2"><text:span text:style-name="T2">&lt;h2&gt;</text:span><text:span text:style-name="T1">En jeu</text:span><text:span text:style-name="T2">&lt;/h2&gt;</text:span></text:p>
      <text:p text:style-name="P2"><text:soft-page-break/><text:span text:style-name="T9">&lt;p&gt;</text:span>L'Ost Pourpre s’intéresse tant aux aspects pve que pvp, considérant qu’il est possible de pratiquer l’ensemble du jeu sous un angle roleplay. La plus grande joie de ses membres est de découvrir les contrées d'Azeroth, d'en révéler les mystères et d'accomplir de hauts faits d'armes. Une bonne ambiance, du roleplay, des campagnes s'échelonnant sur plusieurs mois, des récits épiques, voilà ce que vous pourrez trouver chez nous !<text:span text:style-name="T9">&lt;/p&gt;</text:span></text:p>
      <text:p text:style-name="P2"><text:span text:style-name="T9">&lt;p&gt;</text:span>Pour ce faire, nous prenons le parti d'être résolument exigeants sur la pratique du roleplay des personnes qui seront amenées à proposer leur candidature chez nous. Nous ne comptons pas, en effet, faire de la guilde un ordre pléthorique en termes d’effectifs, afin que personne ne sombre dans l'anonymat. Nous portons dès lors <text:span text:style-name="T9">&lt;strong&gt;</text:span><text:span text:style-name="T1">une grande attention à la qualité et à l'originalité de vos candidatures</text:span><text:span text:style-name="T2">&lt;/strong&gt;</text:span>. Dans tous les cas, nous sommes toujours ravis de rencontrer de nouveaux joueurs et, que vous entriez ou non chez nous, sachez que nous aurons grand plaisir à jouer avec vous, sur ce forum ou en jeu !<text:span text:style-name="T9">&lt;/p&gt;</text:span></text:p>
      <text:p text:style-name="P2"><text:span text:style-name="T9">&lt;p&gt;</text:span>Bienvenue à tous !<text:span text:style-name="T9">&lt;/p&gt;</text:span></text:p>
      <text:p text:style-name="P1"/>
      <text:p text:style-name="P13">Organisation</text:p>
      <text:p text:style-name="P2"><text:span text:style-name="T8">&lt;p&gt;</text:span><text:bookmark-start text:name="__DdeLink__605_1167702120"/>L’Ost Pourpre est une organisation militaire. En ce sens, elle est soumise à une hiérarchie bien établie et à une stricte discipline, qui lui permettent de structurer son action sur tous les champs de bataille d’Azeroth, mais également <text:bookmark-start text:name="__DdeLink__607_1167702120"/>au Beffroi du Nord, son quartier général dans les Maleterres de l’Est.<text:bookmark-end text:name="__DdeLink__605_1167702120"/><text:bookmark-end text:name="__DdeLink__607_1167702120"/><text:span text:style-name="T9">&lt;/p&gt;</text:span></text:p>
      <text:h text:style-name="P11" text:outline-level="1"><text:span text:style-name="T9">&lt;h2&gt;</text:span>Structure de l’Ost<text:span text:style-name="T9">&lt;/h2&gt;</text:span></text:h>
      <text:p text:style-name="P3"><text:span text:style-name="T8">&lt;p&gt;</text:span>Mais comment se déroule la vie au sein de l’Ost Pourpre ? <text:span text:style-name="T10">&lt;strong&gt;</text:span><text:span text:style-name="T1">Demandons donc à </text:span><text:span text:style-name="T3">Alix</text:span><text:span text:style-name="T1">, jeune recrue</text:span>, <text:span text:style-name="T1">qui vient de rejoindre l’ordre...</text:span><text:span text:style-name="T3">&lt;/strong&gt;</text:span><text:span text:style-name="T2">&lt;/p&gt;</text:span></text:p>
      <text:p text:style-name="P3"><text:span text:style-name="T8">&lt;p&gt;</text:span>La candidature s’est achevée : au terme d’un ultime entretien avec les officiers au sein de la Commanderie du Beffroi, <text:span text:style-name="T10">Alix</text:span> a été admis<text:span text:style-name="T10">·e</text:span> dans l’ordre. I<text:span text:style-name="T10">e</text:span>l est désormais un<text:span text:style-name="T10">·e</text:span> <text:span text:style-name="T10">&lt;strong&gt;</text:span><text:span text:style-name="T1">page</text:span><text:span text:style-name="T3">&lt;/strong&gt;</text:span>, le premier rang au sein de l'Ost. <text:span text:style-name="T10">Alix</text:span> sait que <text:span text:style-name="T10">&lt;strong&gt;</text:span><text:span text:style-name="T1">ce statut est temporaire</text:span><text:span text:style-name="T3">&lt;/strong&gt;</text:span> : il n’est destiné qu’à s’assurer de la motivation et du respect des règles par la nouvelle recrue, et ne dure normalement que quelques semaines. De fait, durant cette période, <text:span text:style-name="T10">Alix</text:span> ne sera pas en droit de porter le tabard. En revanche, i<text:span text:style-name="T10">e</text:span>l est déjà au travail ! Avec les autres pages, sa mission est simple : <text:span text:style-name="T10">&lt;strong&gt;</text:span><text:span text:style-name="T1">protéger le Beffroi en gardant ses entrées et en patrouillant aux alentours</text:span><text:span text:style-name="T3">&lt;/strong&gt;</text:span>.<text:span text:style-name="T9">&lt;/p&gt;</text:span></text:p>
      <text:p text:style-name="P3"><text:span text:style-name="T8">&lt;p&gt;Alix</text:span>, s’i<text:span text:style-name="T10">e</text:span>l fait preuve de sérieux et d’assiduité, obtiendra rapidement ses premières responsabilités. Au terme d'une cérémonie officielle, i<text:span text:style-name="T10">e</text:span>l deviendra <text:span text:style-name="T10">&lt;strong&gt;</text:span><text:span text:style-name="T1">écuyer</text:span><text:span text:style-name="T3">·e&lt;/strong&gt;</text:span> et <text:span text:style-name="T10">&lt;strong&gt;</text:span><text:span text:style-name="T1">recevra son tabard</text:span><text:span text:style-name="T3">&lt;/strong&gt;</text:span> de la main des officiers de l’ordre. <text:span text:style-name="T11">Alix</text:span> devra alors faire un choix qui conditionnera son avenir dans l’Ost <text:span text:style-name="T1">: </text:span><text:span text:style-name="T3">&lt;strong&gt;</text:span><text:span text:style-name="T1">décider quel corps i</text:span><text:span text:style-name="T4">e</text:span><text:span text:style-name="T1">l souhaite rejoindre</text:span><text:span text:style-name="T3">&lt;/strong&gt;</text:span>. <text:span text:style-name="T9">&lt;/p&gt;</text:span><text:span text:style-name="T6">(intégrer un lien vers la page des corps d’armée)</text:span></text:p>
      <text:p text:style-name="P4"><text:span text:style-name="T8">&lt;p&gt;</text:span>À l’avenir, <text:span text:style-name="T11">Alix</text:span> pourra espérer devenir <text:span text:style-name="T10">&lt;strong&gt;</text:span><text:span text:style-name="T1">chevalier</text:span><text:span text:style-name="T3">·e&lt;/strong&gt;</text:span>. Les chevaliers sont <text:span text:style-name="T10">&lt;strong&gt;</text:span><text:span text:style-name="T1">les piliers de l’Ost Pourpre</text:span><text:span text:style-name="T3">&lt;/strong&gt;</text:span>, des vétérans qui ont déjà de beaux combats à leur actif et sur qui repose la continuité des affaires de l’ordre. Ils assument des <text:span text:style-name="T10">&lt;strong&gt;</text:span><text:span text:style-name="T1">responsabilités plus importantes</text:span><text:span text:style-name="T3">&lt;/strong&gt;</text:span>, tant en missions sur le terrain qu’au sein du Beffroi. Dans chaque corps d’armée, ils assurent soutien et encadrement à leurs compagnons moins expérimentés.<text:span text:style-name="T9">&lt;/p&gt;</text:span></text:p>
      <text:p text:style-name="P3"><text:span text:style-name="T8">&lt;p&gt;À</text:span> la tête de chaque corps se trouvent <text:span text:style-name="T10">&lt;strong&gt;</text:span><text:span text:style-name="T1">un lieutenant</text:span><text:span text:style-name="T3">&lt;/strong&gt;</text:span><text:span text:style-name="T1">. </text:span>Ces individus ont été distingués au milieu de leurs pairs en raison de leurs exceptionnels faits d’armes. Les lieutenants peuvent <text:span text:style-name="T10">&lt;strong&gt;</text:span><text:span text:style-name="T1">participer aux discussions stratégiques</text:span><text:span text:style-name="T3">&lt;/strong&gt;</text:span> et à la mise au point des campagnes menées par l’ordre : ils sont la voix de leurs officiers de tutelle sur le terrain.<text:span text:style-name="T9">&lt;/p&gt;</text:span></text:p>
      <text:p text:style-name="P3"><text:span text:style-name="T8">&lt;p&gt;</text:span>Les <text:span text:style-name="T10">&lt;strong&gt;</text:span><text:span text:style-name="T1">officiers</text:span><text:span text:style-name="T3">&lt;/strong&gt;</text:span> sont au nombre de quatre. Ils sont en charge des destinées de l’Ost Pourpre. Un certain nombre de qualités sont indispensables pour atteindre l’un de ces postes prestigieux, au premier rang desquelles figure la capacité à <text:span text:style-name="T10">&lt;strong&gt;</text:span><text:span text:style-name="T1">placer les intérêts de l’ordre avant </text:span><text:soft-page-break/><text:span text:style-name="T1">toute autre considération</text:span><text:span text:style-name="T3">&lt;/strong&gt;</text:span>. Chaque officier a la charge d’un rôle spécifique au sein de l’organisation :<text:span text:style-name="T9">&lt;/p&gt;</text:span></text:p>
      <text:p text:style-name="P7">&lt;ul&gt;</text:p>
      <text:p text:style-name="P7">&lt;li&gt;</text:p>
      <text:p text:style-name="P3"><text:span text:style-name="T10">&lt;strong&gt;</text:span><text:span text:style-name="T1">L’Ambassadeur</text:span><text:span text:style-name="T3">&lt;/strong&gt;</text:span> est le responsable de la <text:span text:style-name="T10">&lt;strong&gt;</text:span><text:span text:style-name="T1">diplomatie</text:span><text:span text:style-name="T3">&lt;/strong&gt;</text:span> de l'Ost Pourpre. Il a la responsabilité des relations avec Hurlevent et le reste de l'Alliance. Il est également en charge de faire vivre le réseau d'alliances de l'Ordre, notamment au travers des Fils du Nord. Enfin, il représente l'Ost en cas de litige.</text:p>
      <text:p text:style-name="P7">&lt;/li&gt;</text:p>
      <text:p text:style-name="P7">&lt;li&gt;</text:p>
      <text:p text:style-name="P3"><text:span text:style-name="T10">&lt;strong&gt;</text:span><text:span text:style-name="T1">Le Commandant</text:span><text:span text:style-name="T3">&lt;/strong&gt;</text:span> a la main sur les <text:span text:style-name="T10">&lt;strong&gt;</text:span><text:span text:style-name="T1">affaires militaires</text:span><text:span text:style-name="T3">&lt;/strong&gt;</text:span> de l'Ost et sur le déploiement de ses soldats. Il est également en charge de remonter leurs besoins d'ordre logistique et militaire afin d'obtenir de l’Intendant des ressources. Il est enfin en charge de la tactique sur le terrain.</text:p>
      <text:p text:style-name="P7">&lt;/li&gt;</text:p>
      <text:p text:style-name="P7">&lt;li&gt;</text:p>
      <text:p text:style-name="P3"><text:span text:style-name="T10">&lt;strong&gt;</text:span><text:span text:style-name="T1">L’Intendant</text:span><text:span text:style-name="T3">&lt;/strong&gt;</text:span> est responsable de la <text:span text:style-name="T10">&lt;strong&gt;</text:span><text:span text:style-name="T1">logistique</text:span><text:span text:style-name="T3">&lt;/strong&gt;</text:span> de l'Ordre. À ce titre, il s'occupe de l'accueil des nouveaux arrivants, de la répartition des chambres et des problèmes de la vie quotidienne. Il a la haute main sur les affaires financières, les transactions et les comptes de l’ordre. Enfin, il assure chaque mois, en personne, le paiement de la solde des membres de l'ordre.</text:p>
      <text:p text:style-name="P7">&lt;/li&gt;</text:p>
      <text:p text:style-name="P7">&lt;li&gt;</text:p>
      <text:p text:style-name="P3">Le <text:span text:style-name="T10">&lt;strong&gt;</text:span><text:span text:style-name="T1">Connétable</text:span><text:span text:style-name="T3">&lt;/strong&gt;</text:span> est le <text:span text:style-name="T10">&lt;strong&gt;</text:span><text:span text:style-name="T1">dirigeant</text:span><text:span text:style-name="T3">&lt;/strong&gt;</text:span> de l’Ost. Il est à la fois son visage et l’incarnation de son histoire et de ses ambitions. Conseillé par ses officiers, il prend et assume les décisions qui pèsent sur l’avenir de l’ordre. Il a la responsabilité des aspects politiques, militaires et stratégiques.</text:p>
      <text:p text:style-name="P7">&lt;/li&gt;</text:p>
      <text:p text:style-name="P7">&lt;/ul&gt;</text:p>
      <text:p text:style-name="P3"><text:span text:style-name="T9">&lt;p&gt;</text:span>Note : des réunions officielles de l’ordre se tiennent régulièrement <text:span text:style-name="T10">&lt;strong&gt;</text:span><text:span text:style-name="T1">dans la Commanderie</text:span><text:span text:style-name="T3">&lt;/strong&gt;</text:span> du Beffroi du Nord. Ces réunions sont présidées par le Connétable, secondé par l’Intendant qui en est le maître de cérémonie. C’est au cours de ces réunions que sont annoncées <text:span text:style-name="T10">&lt;strong&gt;</text:span><text:span text:style-name="T1">les </text:span><text:soft-page-break/><text:span text:style-name="T1">promotions, les changements d’organisation et les projets de l’ordre</text:span><text:span text:style-name="T3">&lt;/strong&gt;</text:span>. Chaque officier y présente un point spécifique à ses attributions. Les membres sont également invités à poser leurs questions et à formuler leurs idées.<text:span text:style-name="T9">&lt;/p&gt;</text:span></text:p>
      <text:p text:style-name="P1"/>
      <text:p text:style-name="P1"/>
      <text:h text:style-name="P12" text:outline-level="1"><text:span text:style-name="T9">&lt;h2&gt;</text:span>Les Corps d’Armée<text:span text:style-name="T9">&lt;/h2&gt;</text:span></text:h>
      <text:p text:style-name="P1"/>
      <text:p text:style-name="P2"><text:span text:style-name="T9">&lt;p&gt;</text:span>À l’exception des pages, les membres de l’Ost Pourpre sont organisés <text:span text:style-name="T1">en corps d’armée</text:span>, chacun d’eux étant sous le haut patronage d’un officier et sous la direction opérationnelle d’un lieutenant. Ces structures sont <text:span text:style-name="T1">orientées vers un objectif bien précis</text:span>, ce qui permet de faire fructifier les talents particuliers de leurs membres. De plus, l’organisation en corps d’armée permet de créer <text:span text:style-name="T1">une forte identification et des liens plus importants</text:span> entre leurs membres que ce qui peut exister au sein d’une masse indifférenciée de soldats.<text:span text:style-name="T9">&lt;/p&gt;</text:span></text:p>
      <text:p text:style-name="P2"><text:span text:style-name="T9">&lt;p&gt;</text:span>Vous venez d’arriver au sein de l’Ost ? Demandez-vous déjà à quoi pourrait ressembler votre avenir !<text:span text:style-name="T9">&lt;/p&gt;</text:span></text:p>
      <text:p text:style-name="P1"><text:span text:style-name="T6">(On mettra à jour la liste des noms après le transfert du site et le nettoyage des membres de la guilde)</text:span></text:p>
      <text:p text:style-name="P7">&lt;div class="corps-<text:span text:style-name="T11">armee</text:span>"&gt;</text:p>
      <text:h text:style-name="P10" text:outline-level="2"><text:span text:style-name="T11">&lt;h3&gt;</text:span>Le Corps Militaire<text:span text:style-name="T11">&lt;/h3&gt;</text:span></text:h>
      <text:p text:style-name="P9"><text:span text:style-name="T1">Officier supérieur :</text:span></text:p>
      <text:p text:style-name="P9"><text:span text:style-name="T1">Lieutenant :</text:span></text:p>
      <text:p text:style-name="P1"><text:span text:style-name="T1">Membres :</text:span></text:p>
      <text:p text:style-name="P1">Le Corps Milit<text:bookmark-start text:name="__DdeLink__668_1167702120"/>aire r<text:bookmark-end text:name="__DdeLink__668_1167702120"/>egroupe ceux <text:span text:style-name="T1">dont le métier est celui des armes</text:span>. Qu’il s’agisse de vétérans de plusieurs guerres, de jeunes conscrits ou de personnes ayant choisi d’épouser une vie de soldat, ces fidèles de l’Ost Pourpre sont <text:span text:style-name="T1">en première ligne</text:span> pour défendre ses intérêts, en rang sur le champ de bataille ou en silence derrière les lignes ennemies.</text:p>
      <text:p text:style-name="P7">&lt;/div&gt;</text:p>
      <text:p text:style-name="P8">&lt;div class="corps-<text:span text:style-name="T11">armee</text:span>"&gt;</text:p>
      <text:h text:style-name="P10" text:outline-level="2"><text:span text:style-name="T11">&lt;h3&gt;</text:span>Le Corps Diplomatique<text:span text:style-name="T11">&lt;/h3&gt;</text:span></text:h>
      <text:p text:style-name="P9"><text:span text:style-name="T1">Officier supérieur :</text:span></text:p>
      <text:p text:style-name="P9"><text:span text:style-name="T1">Lieutenant :</text:span></text:p>
      <text:p text:style-name="P1"><text:span text:style-name="T1">Membres :</text:span></text:p>
      <text:p text:style-name="P1">Le Corps Diplomatique rassemble ceux qui sont chargés de <text:span text:style-name="T1">faire rayonner le nom de l’Ost</text:span> où qu’il soit prononcé. Ambassadeurs détachés auprès d’un État ami (ou non), érudits voués à relater nos hauts faits et à les faire connaître ou espions chargés de collecter nos renseignements partout en Azeroth, ils construisent patiemment la puissance symbolique de l’Ost. Parmi eux se trouve en particulier un petit groupe de <text:span text:style-name="T1">personnes savantes</text:span> qui rassemblent des informations sur l’ancien Arathor, afin de faire connaître au monde <text:span text:style-name="T1">la culture glorieuse des Hommes du Nord</text:span>.</text:p>
      <text:p text:style-name="P7"><text:soft-page-break/>&lt;/div&gt;</text:p>
      <text:p text:style-name="P8">&lt;div class="corps-<text:span text:style-name="T11">armee</text:span>"&gt;</text:p>
      <text:h text:style-name="P10" text:outline-level="2"><text:span text:style-name="T11">&lt;h3&gt;</text:span>Le Corps Logistique<text:span text:style-name="T11">&lt;/h3&gt;</text:span></text:h>
      <text:p text:style-name="P9"><text:span text:style-name="T1">Officier supérieur :</text:span></text:p>
      <text:p text:style-name="P9"><text:span text:style-name="T1">Lieutenant :</text:span></text:p>
      <text:p text:style-name="P1"><text:span text:style-name="T1">Membres :</text:span></text:p>
      <text:p text:style-name="P1">Le Corps Logistique est <text:span text:style-name="T1">le poumon organisationnel de l’Ost Pourpre</text:span>. Sans lui, rien ne pourrait fonctionner. Ses membres sont en effet <text:span text:style-name="T1">responsables de l’intendance</text:span> de l’ordre : infirmiers et médecins apportant des soins aux soldats, cuisiniers préparant de quoi nourrir les troupes, ingénieurs et forgerons créant de nouvelles armes, palefreniers prenant soin de nos montures, alchimistes concoctant de nouvelles potions...</text:p>
      <text:p text:style-name="P7">&lt;/div&gt;</text:p>
      <text:p text:style-name="P13">Le Beffroi du Nord</text:p>
      <text:p text:style-name="P1"><text:bookmark-start text:name="__DdeLink__614_1167702120"/>Les Maleterres de l’Est sont loin d’être une destination touristique de premier choix. Ces terres autrefois riches ont fait l’objet, depuis la troisième guerre, de tant de dévastations que les compiler nécessiterait plusieurs ouvrages. Fléau, Croisade Écarlate, Aube d’Argent, Lame d’Ébène, Réprouvés, Alliance... Les belligérants ne manquent pas, pas plus que les édifices militaires bâtis pour tenir des positions parfois précaires. On ne compte plus, dans la région, les citadelles et autres forteresses en ruines après un assaut dont on devine qu’il fut le dernier.</text:p>
      <text:p text:style-name="P1">C’est dans l’une de ces places fortes que l’Ost Pourpre a décidé de s’établir peu après la bataille de Fossoyeuse.<text:bookmark-end text:name="__DdeLink__614_1167702120"/> Quittant la Garnison du Ruisseau de l’Ouest qui l’avait vu naître et grandir, l’ordre choisissait de prendre ses quartiers au plus près de l’ennemi, concevant que <text:span text:style-name="T1">l’ultime bataille pour le Nord était en train de se jouer</text:span>. Trouver une forteresse libre de tout occupant ne fut pas chose malaisée : plus difficile en fut la remise en état, pour des raisons tant pratiques que financières. Ainsi, bien des travaux restent à mener sur le site, <text:span text:style-name="T1">et il n’est pas dit que des choses ennuyeuses ne s’y cachent pas encore</text:span>.</text:p>
      <text:p text:style-name="P1">Parmi les principaux bâtiments du site, on peut trouver :</text:p>
      <text:h text:style-name="Heading_20_2" text:outline-level="2">Les Remparts</text:h>
      <text:p text:style-name="P1">Première structure remise en état, cette fière muraille située entre deux massifs montagneux a vocation à <text:span text:style-name="T1">préserver la sérénité des membres de l’Ost contre toute tentative d’invasion</text:span>. Même si le Fléau n’est désormais qu’un lointain souvenir, de nombreuses créatures rôdent encore, qui se verraient d’un bon œil croquer dans le flanc juteux d’un page tout juste arrivé d’Hurlevent. Les remparts sont <text:span text:style-name="T1">dirigés depuis la tour de garde</text:span> qui les surplombe, où les sentinelles prennent leurs quartiers et peuvent même faire un somme grâce aux quelques lits de camp qui y sont installés.</text:p>
      <text:h text:style-name="Heading_20_2" text:outline-level="2">La Commanderie</text:h>
      <text:p text:style-name="P1">La Commanderie est, comme son nom l’indique, <text:span text:style-name="T1">le lieu où se prennent les décisions les plus importantes</text:span> de l’Ost. Outre une salle de réunion qui sert tant à recevoir les plénipotentiaires étrangers qu’à rassembler les troupes pour échanger sur la vie de l’ordre, on y trouve une bibliothèque bien fournie – quoique pas encore inventoriée dans sa totalité –, un scriptorium permettant à ceux qui le souhaitent de travailler dans le silence et un clocher dont l’utilité n’a pas encore été trouvée – pour le moment.</text:p>
      <text:h text:style-name="Heading_20_2" text:outline-level="2">Le Terrain d’Entraînement</text:h>
      <text:p text:style-name="P1">Sur l’un des côtés de la Commanderie, un terrain d’entraînement moderne a été installé pour <text:span text:style-name="T1">permettre aux soldats de ne pas perdre la forme</text:span>. Pistes de course, cibles de tir et autres équipements sont à disposition de ceux qui ne prennent pas leur engagement à la légère.</text:p>
      <text:h text:style-name="Heading_20_2" text:outline-level="2"><text:soft-page-break/>La Garnison</text:h>
      <text:p text:style-name="P1">Bâtiment militaire typique, la Garnison a vocation à <text:span text:style-name="T1">regrouper tout ce qui a trait à la vie quotidienne</text:span> des soldats. On y trouve ainsi, outre leurs chambrées, des endroits aussi importants que les cuisines, le mess, l’infirmerie, les réserves, la sainte-barbe, les laboratoires – et les geôles. Nul doute que certains y passeront un temps appréciable !</text:p>
      <text:h text:style-name="Heading_20_2" text:outline-level="2">La Forge</text:h>
      <text:p text:style-name="P1">La chaleur qui émane de ce bâtiment nuit et jour manifeste bien la volonté de l’Ost de <text:span text:style-name="T1">dépendre le moins possible de l’extérieur pour son armement et ses équipements</text:span>. Des forgerons madrés y opèrent dans un bruit infernal, qu’il s’agisse de réparer une armure endommagée ou d’envisager de nouvelles conceptions pour équiper les soldats.</text:p>
      <text:h text:style-name="Heading_20_2" text:outline-level="2">Le Comptoir</text:h>
      <text:p text:style-name="P1">Ce lieu du Beffroi est atypique. Et pour cause : il accueille des gens qui ne sont pas membres de l’Ost Pourpre. <text:span text:style-name="T1">Les salariés de la Compagnie Steelwood</text:span> présents sur le site ont vocation à travailler main dans la main avec les fidèles de l’Ost, car les liens qui unissent les deux entités sont un secret de polichinelle. La Steelwood a beaucoup contribué aux réparations du Beffroi, et cette alliance se perpétue au travers de cette installation qui est <text:span text:style-name="T1">à la fois une ambassade et un magasin général</text:span>.</text:p>
      <text:h text:style-name="Heading_20_2" text:outline-level="2">Le Potager</text:h>
      <text:p text:style-name="P1">Niché dans un recoin du Beffroi, un petit espace a été défriché pour <text:span text:style-name="T1">permettre de cultiver plantes médicinales et légumes frais</text:span>. Au-delà de ces objectifs très concrets, le potager abrite également les expériences menées au sein de l’Ost en vue de <text:span text:style-name="T1">trouver une solution permettant de faire refleurir le Nord</text:span>.</text:p>
      <text:h text:style-name="Heading_20_2" text:outline-level="2">La Cathédrale</text:h>
      <text:p text:style-name="P1">Relique du passé pieux de Lordaeron, cet édifice religieux n’a pas été la priorité des officiers dans les travaux de remise en état du site. Pour autant, l’endroit n’est pas laissé à l’abandon, et la volonté est réelle d’en faire un lieu à même d’<text:span text:style-name="T1">accueillir la foi des soldats et les cérémonies les plus importantes de la vie de l’ordre</text:span>.</text:p>
      <text:p text:style-name="Standard"/>
      <text:p text:style-name="P13">Recrutement</text:p>
      <text:p text:style-name="P1">Partout dans Hurlevent, à Boralus, à Forgefer, de petites mains s'affairent à coller frénétiquement des affiches bardées d'or et de pourpre. Pas un mur, pas un arbre, pas un comptoir de taverne n’est épargné par cette tempête de colle et de papier.</text:p>
      <text:p text:style-name="P6"><text:span text:style-name="T7">L'OST POURPRE A BESOIN DE VOUS !</text:span></text:p>
      <text:p text:style-name="P1">Mais ce n’était rien en comparaison de l'éloquence des crieurs de rue qui s’époumonaient sur la voie publique :</text:p>
      <text:p text:style-name="P1">« <text:span text:style-name="T5">Oyez Damoiselles et Damoiseaux !</text:span></text:p>
      <text:p text:style-name="P1"><text:span text:style-name="T5">La fière armée de l'Ost Pourpre recrute ! Nobles âmes, lames courageuses, mains habiles ou esprits érudits... Il est temps d'endosser le tabard pourpre frappé de la cloche d'or et d'embrasser la cause des défenseurs du Nord. Le règne de Sylvanas, la Catin, l’Usurpatrice, a assez duré : hier, Lordaeron et Gilnéas, aujourd'hui Teldrassil, demain Hurlevent ! Ses légions réprouvées sont à nos portes et menacent nos terres, nos femmes et nos enfants : il est temps de les faire plier !</text:span></text:p>
      <text:p text:style-name="P1"><text:span text:style-name="T5">Rejoignez l'Ost Pourpre en posant votre candidature dans l’une de nos ambassades, ou directement au Beffroi du Nord. Pour que les cloches sonnent de nouveau à Lordaeron et que le Nord regagne sa légitime grandeur</text:span>. »</text:p>
      <text:p text:style-name="P1"/>
      <text:p text:style-name="P6">***</text:p>
      <text:p text:style-name="P1"/>
      <text:h text:style-name="Heading_20_1" text:outline-level="1">Quelques conseils pour bien postuler</text:h>
      <text:p text:style-name="P1"/>
      <text:p text:style-name="P1">Bonjour à vous, amis voyageurs, qui peut-être projetez de postuler chez nous. Voici quelques conseils et informations qui, nous l'espérons, vous seront utiles pour mener à bien votre candidature.</text:p>
      <text:h text:style-name="Heading_20_2" text:outline-level="2">Préambule : L'Ost Pourpre est-il fait pour vous ?</text:h>
      <text:p text:style-name="P1">Voilà la question à laquelle nous essaierons de répondre durant votre candidature. La première chose à faire est de relire notre description rp et hrp (ou de la lire si ce n'est déjà fait !).</text:p>
      <text:p text:style-name="P1">Êtes-vous d'accord avec nos principes ? Parfait, continuons.</text:p>
      <text:p text:style-name="P1">La seconde chose à faire est de <text:span text:style-name="T1">vous assurer que l'entrée de votre personnage dans l'Ost Pourpre est cohérente avec son propre background</text:span> (s'il est déjà défini).</text:p>
      <text:h text:style-name="Heading_20_2" text:outline-level="2"><text:soft-page-break/>Préparation de votre candidature</text:h>
      <text:p text:style-name="P1">C'est décidé, c'est avec nous que vous voulez jouer. Voyons un peu ce que vous avez à faire avant de candidater.</text:p>
      <text:p text:style-name="P1">Si votre personnage n'a pas encore d'histoire bien définie, quelques pistes devraient vous y aider : premièrement, essayez de <text:span text:style-name="T1">donner de la profondeur à votre personnage</text:span>, de le rendre vivant. Deuxièmement, <text:span text:style-name="T1">faites simple</text:span> ! Surtout si vous n'êtes pas très à l'aise avec l'univers. Les histoires avec trop de rebondissements peuvent paraître tirées par les cheveux, et les incohérences ne tardent pas à faire surface.</text:p>
      <text:p text:style-name="P1">Que votre personnage soit fraîchement créé ou que vous le jouiez depuis plusieurs années, réfléchissez à la façon <text:span text:style-name="T1">dont il va s'intégrer à l'Ost</text:span> Pourpre. Pourquoi venir rejoindre un ordre qui combat les Réprouvés, dont l’objectif est d’assurer le renouveau de Lordaeron et, plus largement, de l’ensemble des Royaumes du Nord ? Qui, bien qu'étant lié à l'Alliance, se situe en marge de celle-ci ? <text:span text:style-name="T1">Quelles motivations</text:span> poussent votre personnage à entrer dans une armée et à aller s’installer avec armes et bagages dans un lieu aussi inhospitalier que les Maleterres ? Il existe de nombreuses réponses possibles à ces questions. À vous d'être original et pertinent.</text:p>
      <text:p text:style-name="P1">Réfléchissez également <text:span text:style-name="T1">à la façon dont vous avez entendu parler de l'Ost</text:span>, à ce que votre personnage sait ou non de la guilde et de ses membres. Consulter notre site ou notre forum, voire questionner des joueurs en jeu, reste le meilleur moyen d'en apprendre plus sur notre ordre !</text:p>
      <text:h text:style-name="Heading_20_2" text:outline-level="2">Passage à l'acte</text:h>
      <text:p text:style-name="P1">Ça y est, vous tenez votre personnage ? Vous êtes prêt à faire votre entrée en scène ?</text:p>
      <text:p text:style-name="P1">Pour que votre candidature soit prise en compte, vous devrez à la fois <text:span text:style-name="T1">poster sur le forum et rencontrer nos joueurs en jeu</text:span>. L'ordre importe peu, mais en général, si vous ne connaissez personne, le plus simple est de commencer par une rencontre sur le forum.</text:p>
      <text:p text:style-name="P1">Vous devez donc jouer l'arrivée de votre personnage au Beffroi du Nord, qui se situe, en jeu, à la Main de Tyr, dans les Maleterres de l’Est. Si vous ne voyez pas comment vous y prendre, prenez le temps de lire quelques candidatures passées (celles qui ont été acceptées de préférence).</text:p>
      <text:p text:style-name="P1">Vous devez situer les circonstances de votre arrivée : c'est le matin, l'après-midi, il fait beau, il pleut... Attention, la nuit, vous serez accueilli avec plus de prudence ! Si possible, donnez une légère description de votre personnage (vous aurez le temps de creuser par la suite). Lancer quelques mots à l'adresse des sentinelles peut également vous valoir un meilleur accueil que d’essayer d’entrer sans y être invité.</text:p>
      <text:p text:style-name="P1">Voilà ce qu'une introduction classique doit contenir au minimum. Libre à vous d'en rajouter, d'innover, de vous inspirer de ce qu'ont fait vos devanciers…</text:p>
      <text:p text:style-name="P1"><text:soft-page-break/>Ensuite, laissez-vous guider par les interventions des joueurs qui viendront vous accueillir. N'oubliez pas de respecter le caractère de votre personnage. Quant à votre histoire, dévoilez ce qui vous semble judicieux dans la suite, en fonction des discussions : surtout, <text:span text:style-name="T1">évitez de raconter tout votre passé au premier venu !</text:span> Non seulement, cette attitude pourrait sembler suspecte à votre interlocuteur (imaginez être ainsi abordé dans la rue par un inconnu !), mais elle vous prive qui plus est de futurs ressorts scénaristiques.</text:p>
      <text:p text:style-name="P1">Attention : votre texte ne doit contenir que les actions, les attitudes, les pensées et les paroles de votre personnage. Vous ne pouvez pas décider de ce que font ou disent vos interlocuteurs. N'oubliez pas également que ceux-ci ne sont pas télépathes et que toutes vos pensées, bien qu'écrites, ne seront pas prises en compte par le joueur en face de vous.</text:p>
      <text:p text:style-name="P1">Faites également <text:span text:style-name="T1">attention à la qualité de votre rédaction</text:span> et prenez le temps de vous relire. Des phrases dans un français correct, sans fautes d'orthographe, vous permettront de mieux vous faire comprendre.</text:p>
      <text:p text:style-name="P1">Une fois que votre candidature a suffisamment avancé sur le forum, nous devrons vous rencontrer en jeu : <text:span text:style-name="T1">nous vous contacterons pour fixer un rendez-vous</text:span>.</text:p>
      <text:h text:style-name="Heading_20_2" text:outline-level="2">Patience et longueur de temps</text:h>
      <text:p text:style-name="P1">Notre processus de recrutement prend <text:span text:style-name="T1">volontairement un peu de temps</text:span>. Il ne s'agit pas de se rencontrer en jeu et de cliquer sur un bouton, mais d’apprendre à vous connaître – et réciproquement, d’ailleurs !</text:p>
      <text:p text:style-name="P1">Il est rare que quelqu'un soit recruté en moins d'une semaine. Et lorsque cela arrive, c'est en général que nous connaissons déjà la personne. Pour le reste, il nous est impossible de vous donner des délais, car cela dépend trop de la disponibilité des différents officiers (qui ne prennent bien évidemment pas de décisions seuls). <text:span text:style-name="T1">Soyez donc patient</text:span> : si votre candidature est bonne, elle finira par aboutir.</text:p>
      <text:p text:style-name="P1">Il est inutile de nous chuchoter à chacune de nos connexions pour savoir si le recrutement avance. En revanche, vous pouvez nous proposer de nous retrouver en jeu pour un peu de rp commun : de tels moments partagés sont autant d’atouts à votre candidature, et nous les accepterons si nous sommes disponibles.</text:p>
      <text:p text:style-name="P1">À tout moment (avant ou pendant), vous pouvez nous écrire, en jeu ou sur le forum, pour recueillir avis, conseils et informations supplémentaires.</text:p>
      <text:p text:style-name="P1"> </text:p>
      <text:p text:style-name="P1"><text:span text:style-name="T1">Au plaisir de jouer avec vous, et bonne chance pour votre candidat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29185</meta:initial-creator>
    <meta:editing-cycles>26</meta:editing-cycles>
    <meta:creation-date>2018-10-01T08:40:00</meta:creation-date>
    <dc:date>2019-01-16T18:35:48.653948212</dc:date>
    <meta:editing-duration>PT7H11M28S</meta:editing-duration>
    <meta:generator>LibreOffice/5.1.6.2$Linux_X86_64 LibreOffice_project/10m0$Build-2</meta:generator>
    <meta:document-statistic meta:table-count="0" meta:image-count="0" meta:object-count="0" meta:page-count="13" meta:paragraph-count="124" meta:word-count="3719" meta:character-count="23230" meta:non-whitespace-character-count="196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